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60b39" officeooo:paragraph-rsid="00060b39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062ffe" officeooo:paragraph-rsid="00062ffe"/>
    </style:style>
    <style:style style:name="P8" style:family="paragraph" style:parent-style-name="Azione_20_attore">
      <style:text-properties officeooo:rsid="000463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463cd"/>
    </style:style>
    <style:style style:name="T6" style:family="text">
      <style:text-properties officeooo:rsid="00071d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83082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 <text:span text:style-name="T5">delle classi </text:span></text:p>
                <text:p text:style-name="P8"><text:s text:c="15"/>di cui i propri figli fanno part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le Attività didattiche 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a visualizzazione delle attività didattiche deve essere fatta entro <text:span text:style-name="T6">4</text:span> secondi</text:p>
          </table:table-cell>
        </table:table-row>
      </table:table>
      <text:p text:style-name="P6"/>
      <text:p text:style-name="P5">Genitore visualizza le attività didatti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12</meta:editing-cycles>
    <meta:generator>LibreOffice/3.6$Windows_x86 LibreOffice_project/da8c1e6-fd468f4-454e206-f42a4a9-143cfd</meta:generator>
    <dc:date>2012-10-22T21:25:04.61</dc:date>
    <meta:document-statistic meta:table-count="1" meta:image-count="0" meta:object-count="0" meta:page-count="1" meta:paragraph-count="19" meta:word-count="102" meta:character-count="708" meta:non-whitespace-character-count="609"/>
  </office:meta>
</office:document-meta>
</file>